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libri Light" svg:font-family="'Calibri Light'"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atoWeb" svg:font-family="LatoWeb,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62f40" officeooo:paragraph-rsid="00162f40"/>
    </style:style>
    <style:style style:name="P2" style:family="paragraph" style:parent-style-name="Standard">
      <style:text-properties officeooo:rsid="00171095" officeooo:paragraph-rsid="00171095"/>
    </style:style>
    <style:style style:name="P3" style:family="paragraph" style:parent-style-name="Standard">
      <style:text-properties officeooo:rsid="0017757f" officeooo:paragraph-rsid="0017757f"/>
    </style:style>
    <style:style style:name="P4" style:family="paragraph" style:parent-style-name="Text_20_body">
      <style:text-properties officeooo:rsid="00196d98" officeooo:paragraph-rsid="00196d98"/>
    </style:style>
    <style:style style:name="T1" style:family="text">
      <style:text-properties officeooo:rsid="0017757f"/>
    </style:style>
    <style:style style:name="T2" style:family="text">
      <style:text-properties officeooo:rsid="0017ab25"/>
    </style:style>
    <style:style style:name="T3" style:family="text">
      <style:text-properties officeooo:rsid="0019d5ac"/>
    </style:style>
    <style:style style:name="T4" style:family="text">
      <style:text-properties officeooo:rsid="001710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Я обрежу провода</text:h>
      <text:p text:style-name="P1"/>
      <text:h text:style-name="Heading_20_2" text:outline-level="2">Электромагнитные волны</text:h>
      <text:p text:style-name="P1">Любые волны — как механические, так и электромагнитные — обладают пятью</text:p>
      <text:p text:style-name="P1">основными характеристиками, а именно:</text:p>
      <text:p text:style-name="P1">1. Амплитуда 𝐴</text:p>
      <text:p text:style-name="P1">2. Частота 𝑉</text:p>
      <text:p text:style-name="P1">3. Период 𝑇 = 𝑉1</text:p>
      <text:p text:style-name="P1">4. Длина волны 𝜆</text:p>
      <text:p text:style-name="P1">5. Скорость распространения 𝑣</text:p>
      <text:p text:style-name="P1">6. Фаза</text:p>
      <text:p text:style-name="P2">Определения этих терминов хорошо известны и на всякий случай наглядно изображены на слайде.</text:p>
      <text:p text:style-name="P2">Волны делятся на несколько диапазонов в зависимости от длины волны. Поскольку нас интересует радиосвязь, в рамках реферата мы будем рассматривать, к вашему большому удивлению, радиоволны, длины которых колеблются от 1мм до 10 километров и больше, бесконечность не предел!</text:p>
      <text:h text:style-name="Heading_20_2" text:outline-level="2">Уравнения Максвелла</text:h>
      <text:p text:style-name="P2">Как мы можем передавать колебания на огромные расстояния? <text:span text:style-name="T1">Уравнения Максвелла открывают интересную взаимосвязь между электрическим и магнитным полями: перемещение электрического заряда создаёт переменное магнитное поле вокруг себя, которое далее порождает переменное электрическое поле. Эти волнообразные изменения могут передаваться на огромные расстояния и с помощью явления электромагнитной индукции улавливаться приёмником.</text:span></text:p>
      <text:h text:style-name="Heading_20_2" text:outline-level="2">Виды сигналов. Модуляция</text:h>
      <text:p text:style-name="P1">Сигнал — это переносящийся в пространстве носитель информации, которым</text:p>
      <text:p text:style-name="P1">в нашем случае является электромагнитная волна.</text:p>
      <text:p text:style-name="P1"/>
      <text:p text:style-name="P1">Постепенно и непрерывно изменяющийся аналоговый сигнал можно</text:p>
      <text:p text:style-name="P1">противопоставить цифровому, который изменяется моментально. <text:span text:style-name="T1">Мы нуждаемся в передаче бинарных, по своей сути дискретных, данных, но ф</text:span>атальный минус цифрового сигнала состоит в том, что его не получится просто так взять и передать по радио, ведь невозможно обеспечить настолько идеальные колебания.</text:p>
      <text:p text:style-name="P1"/>
      <text:p text:style-name="P3">Но что нам мешает цифровой сигнал сделать аналоговым, передать по радио, получить и декодировать обратно в цифровой? Это и называется модуляция. Она может быть амплитудной, частотной или фазовой.</text:p>
      <text:h text:style-name="Heading_20_2" text:outline-level="2">Квадратурная амплитудная модуляция</text:h>
      <text:p text:style-name="P3">А если амплитудная и фазавоя модуляция поженятся, получится КАМ --- квадратурная амплитудная модуляция. Изменяя амплитуду и фазу одновременно, мы можем <text:span text:style-name="T2">закодировать сразу несколько значений. Кодировка символов в сочетаниях амплитуды и фазы называется созвездием. В современных стандартах WiFi используется созвездие 4096-КАМ. В нём есть 4096 различных символов, что позволяет передавать по 12 бит за раз.</text:span></text:p>
      <text:h text:style-name="Heading_20_2" text:outline-level="2"><text:soft-page-break/>Стандарты WiFi</text:h>
      <text:p text:style-name="P4">Ну а чтобы КАМ-сигналы не пересекались, как правило, используется мультиплексирование с ортогональным частотным разделением сигналов (OFDM). К слову о стандартах WiFi, вот они, слева направо. Чтобы никто не скучал, я предлагаю посмотреть их на практике.</text:p>
      <text:h text:style-name="Heading_20_2" text:outline-level="2">Лайвкодинг</text:h>
      <text:p text:style-name="Text_20_body"><text:span text:style-name="T3">Я сразу сделаю серьёзное предупреждение: л</text:span>юбые попытки перехвата и прослушивания WiFi или любого другого аналогового или цифрового сигнала 272 статьёй Уголовного Кодекса Российской Федерации. Помните, что за безобидной шалостью может <text:span text:style-name="T4">последовать</text:span> серьёзная ответственность. За неправомерный доступ к компьютерной информации злоумышленник может понести наказание в виде штрафа в размере до 200 тысяч рублей, исправительных работ – до 1 года или лишения свободы до 2 лет.</text:p>
      <text:p text:style-name="Text_20_body"/>
      <text:p text:style-name="Text_20_body">НЕ ПОВТОРЯЙТЕ ЭТО БЕЗ ПРЕДВАРИТЕЛЬНОГО СОГЛАСОВАНИЯ.</text:p>
      <text:p text:style-name="Text_20_body"/>
      <text:p text:style-name="Text_20_body">Я буду показывать принцип работы на собственных пакетах и не буду касаться ваших устройств, но факт передачи данных по конкретным протоколом появится на экране. Если вы всё равно беспокоитесь за свою анонимность, ВЫКЛЮЧИТЕ WIFI НА СВОЁМ УСТРОЙСТВЕ. Мои цели носят исключительно демонстрационный характер.</text:p>
      <text:p text:style-name="Text_20_body"/>
      <text:p text:style-name="Text_20_body">06477e2f5cd843271e304c89d6ca5435defd59c8ec622b154231c15e90e9128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libri Light" svg:font-family="'Calibri Light'"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atoWeb" svg:font-family="LatoWeb,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Drawing_20_Style" style:display-name="Default Drawing Style"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FreeSans" fo:font-family="FreeSans"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Calibri Light" style:font-family-complex="'Calibri Light'" style:font-family-generic-complex="system" style:font-pitch-complex="variable" style:font-size-complex="12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07:42:29.252698336</meta:creation-date>
    <dc:date>2024-12-16T08:43:18.951757280</dc:date>
    <meta:editing-duration>PT14M26S</meta:editing-duration>
    <meta:editing-cycles>4</meta:editing-cycles>
    <meta:generator>LibreOffice/24.8.3.2$Linux_X86_64 LibreOffice_project/480$Build-2</meta:generator>
    <meta:document-statistic meta:table-count="0" meta:image-count="0" meta:object-count="0" meta:page-count="2" meta:paragraph-count="29" meta:word-count="441" meta:character-count="3343" meta:non-whitespace-character-count="2927"/>
  </office:meta>
</office:document-meta>
</file>